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29.62mm"/>
    </style:style>
    <style:style style:name="co5" style:family="table-column">
      <style:table-column-properties fo:break-before="auto" style:column-width="34.38mm"/>
    </style:style>
    <style:style style:name="co6" style:family="table-column">
      <style:table-column-properties fo:break-before="auto" style:column-width="26.83mm"/>
    </style:style>
    <style:style style:name="co7" style:family="table-column">
      <style:table-column-properties fo:break-before="auto" style:column-width="3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Hypernym Level 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esults-ger-7-2-31337--1.tx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5"/>
          <table:table-cell office:value-type="string" calcext:value-type="string">
            <text:p>for</text:p>
          </table:table-cell>
          <table:table-cell table:style-name="Default" office:value-type="string" calcext:value-type="string">
            <text:p>ml-(7)-2-31337-HGL-7</text:p>
          </table:table-cell>
          <table:table-cell table:style-name="ce2" office:value-type="string" calcext:value-type="string">
            <text:p>(31337)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8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9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0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1)</text:p>
          </table:table-cell>
          <table:table-cell/>
        </table:table-row>
        <table:table-row table:style-name="ro1">
          <table:table-cell office:value-type="string" calcext:value-type="string">
            <text:p>results-ger-7-2-31337-1.tx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7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8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9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0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1)</text:p>
          </table:table-cell>
          <table:table-cell/>
        </table:table-row>
        <table:table-row table:style-name="ro1">
          <table:table-cell office:value-type="string" calcext:value-type="string">
            <text:p>results-ger-7-2-31337--2.tx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7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5"/>
          <table:table-cell office:value-type="string" calcext:value-type="string">
            <text:p>for</text:p>
          </table:table-cell>
          <table:table-cell table:style-name="Default" office:value-type="string" calcext:value-type="string">
            <text:p>ml-(7)-2-31337-HGL-7</text:p>
          </table:table-cell>
          <table:table-cell table:style-name="ce2" office:value-type="string" calcext:value-type="string">
            <text:p>(31338)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9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5"/>
          <table:table-cell office:value-type="string" calcext:value-type="string">
            <text:p>for</text:p>
          </table:table-cell>
          <table:table-cell table:style-name="Default" office:value-type="string" calcext:value-type="string">
            <text:p>ml-(7)-2-31337-HGL-7</text:p>
          </table:table-cell>
          <table:table-cell table:style-name="ce2" office:value-type="string" calcext:value-type="string">
            <text:p>(31340)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1)</text:p>
          </table:table-cell>
          <table:table-cell/>
        </table:table-row>
        <table:table-row table:style-name="ro1">
          <table:table-cell office:value-type="string" calcext:value-type="string">
            <text:p>results-ger-7-2-31337--3.tx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7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8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9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0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1)</text:p>
          </table:table-cell>
          <table:table-cell/>
        </table:table-row>
        <table:table-row table:style-name="ro1">
          <table:table-cell office:value-type="string" calcext:value-type="string">
            <text:p>results-ger-7-2-31337-2.tx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7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8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9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0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1)</text:p>
          </table:table-cell>
          <table:table-cell/>
        </table:table-row>
        <table:table-row table:style-name="ro1">
          <table:table-cell office:value-type="string" calcext:value-type="string">
            <text:p>results-ger-7-2-31337-3.tx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7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8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9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0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1)</text:p>
          </table:table-cell>
          <table:table-cell/>
        </table:table-row>
        <table:table-row table:style-name="ro1">
          <table:table-cell office:value-type="string" calcext:value-type="string">
            <text:p>results-ger-7-2-31337-0.tx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7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8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9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0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1)</text:p>
          </table:table-cell>
          <table:table-cell/>
        </table:table-row>
        <table:table-row table:style-name="ro1">
          <table:table-cell office:value-type="string" calcext:value-type="string">
            <text:p>results-ger-7-2-31337-4.txt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7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8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39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4"/>
          <table:table-cell office:value-type="string" calcext:value-type="string">
            <text:p>for</text:p>
          </table:table-cell>
          <table:table-cell office:value-type="string" calcext:value-type="string">
            <text:p>ml-(7)-2-31337-HGL-7</text:p>
          </table:table-cell>
          <table:table-cell office:value-type="string" calcext:value-type="string">
            <text:p>(31340)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accuracy:</text:p>
          </table:table-cell>
          <table:table-cell table:number-columns-repeated="5"/>
          <table:table-cell office:value-type="string" calcext:value-type="string">
            <text:p>for</text:p>
          </table:table-cell>
          <table:table-cell table:style-name="Default" office:value-type="string" calcext:value-type="string">
            <text:p>ml-(7)-2-31337-HGL-7</text:p>
          </table:table-cell>
          <table:table-cell table:style-name="ce2" office:value-type="string" calcext:value-type="string">
            <text:p>(31341)</text:p>
          </table:table-cell>
        </table:table-row>
        <table:table-row table:style-name="ro1" table:number-rows-repeated="8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style-name="Default"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0.576158940397" calcext:value-type="float">
            <text:p>0.5761589404</text:p>
          </table:table-cell>
          <table:table-cell office:value-type="float" office:value="0.549668874172" calcext:value-type="float">
            <text:p>0.5496688742</text:p>
          </table:table-cell>
          <table:table-cell office:value-type="float" office:value="0.556291390728" calcext:value-type="float">
            <text:p>0.5562913907</text:p>
          </table:table-cell>
          <table:table-cell office:value-type="float" office:value="0.503311258278" calcext:value-type="float">
            <text:p>0.5033112583</text:p>
          </table:table-cell>
          <table:table-cell office:value-type="float" office:value="0.496688741722" calcext:value-type="float">
            <text:p>0.4966887417</text:p>
          </table:table-cell>
          <table:table-cell office:value-type="float" office:value="0.476821192053" calcext:value-type="float">
            <text:p>0.4768211921</text:p>
          </table:table-cell>
          <table:table-cell office:value-type="float" office:value="0.496688741722" calcext:value-type="float">
            <text:p>0.4966887417</text:p>
          </table:table-cell>
          <table:table-cell table:style-name="Default" office:value-type="float" office:value="0.53642384106" calcext:value-type="float">
            <text:p>0.5364238411</text:p>
          </table:table-cell>
          <table:table-cell/>
        </table:table-row>
        <table:table-row table:style-name="ro1">
          <table:table-cell/>
          <table:table-cell office:value-type="float" office:value="0.483443708609" calcext:value-type="float">
            <text:p>0.4834437086</text:p>
          </table:table-cell>
          <table:table-cell office:value-type="float" office:value="0.602649006623" calcext:value-type="float">
            <text:p>0.6026490066</text:p>
          </table:table-cell>
          <table:table-cell office:value-type="float" office:value="0.503311258278" calcext:value-type="float">
            <text:p>0.5033112583</text:p>
          </table:table-cell>
          <table:table-cell office:value-type="float" office:value="0.582781456954" calcext:value-type="float">
            <text:p>0.582781457</text:p>
          </table:table-cell>
          <table:table-cell table:number-columns-repeated="2" office:value-type="float" office:value="0.516556291391" calcext:value-type="float">
            <text:p>0.5165562914</text:p>
          </table:table-cell>
          <table:table-cell office:value-type="float" office:value="0.53642384106" calcext:value-type="float">
            <text:p>0.5364238411</text:p>
          </table:table-cell>
          <table:table-cell table:style-name="Default" office:value-type="float" office:value="0.529801324503" calcext:value-type="float">
            <text:p>0.5298013245</text:p>
          </table:table-cell>
          <table:table-cell/>
        </table:table-row>
        <table:table-row table:style-name="ro1">
          <table:table-cell/>
          <table:table-cell office:value-type="float" office:value="0.490066225166" calcext:value-type="float">
            <text:p>0.4900662252</text:p>
          </table:table-cell>
          <table:table-cell office:value-type="float" office:value="0.556291390728" calcext:value-type="float">
            <text:p>0.5562913907</text:p>
          </table:table-cell>
          <table:table-cell office:value-type="float" office:value="0.549668874172" calcext:value-type="float">
            <text:p>0.5496688742</text:p>
          </table:table-cell>
          <table:table-cell office:value-type="float" office:value="0.450331125828" calcext:value-type="float">
            <text:p>0.4503311258</text:p>
          </table:table-cell>
          <table:table-cell office:value-type="float" office:value="0.476821192053" calcext:value-type="float">
            <text:p>0.4768211921</text:p>
          </table:table-cell>
          <table:table-cell office:value-type="float" office:value="0.503311258278" calcext:value-type="float">
            <text:p>0.5033112583</text:p>
          </table:table-cell>
          <table:table-cell office:value-type="float" office:value="0.403973509934" calcext:value-type="float">
            <text:p>0.4039735099</text:p>
          </table:table-cell>
          <table:table-cell table:style-name="Default" office:value-type="float" office:value="0.423841059603" calcext:value-type="float">
            <text:p>0.4238410596</text:p>
          </table:table-cell>
          <table:table-cell/>
        </table:table-row>
        <table:table-row table:style-name="ro1">
          <table:table-cell/>
          <table:table-cell office:value-type="float" office:value="0.549668874172" calcext:value-type="float">
            <text:p>0.5496688742</text:p>
          </table:table-cell>
          <table:table-cell office:value-type="float" office:value="0.450331125828" calcext:value-type="float">
            <text:p>0.4503311258</text:p>
          </table:table-cell>
          <table:table-cell office:value-type="float" office:value="0.615894039735" calcext:value-type="float">
            <text:p>0.6158940397</text:p>
          </table:table-cell>
          <table:table-cell office:value-type="float" office:value="0.476821192053" calcext:value-type="float">
            <text:p>0.4768211921</text:p>
          </table:table-cell>
          <table:table-cell office:value-type="float" office:value="0.543046357616" calcext:value-type="float">
            <text:p>0.5430463576</text:p>
          </table:table-cell>
          <table:table-cell office:value-type="float" office:value="0.430463576159" calcext:value-type="float">
            <text:p>0.4304635762</text:p>
          </table:table-cell>
          <table:table-cell office:value-type="float" office:value="0.46357615894" calcext:value-type="float">
            <text:p>0.4635761589</text:p>
          </table:table-cell>
          <table:table-cell table:style-name="Default" office:value-type="float" office:value="0.496688741722" calcext:value-type="float">
            <text:p>0.4966887417</text:p>
          </table:table-cell>
          <table:table-cell/>
        </table:table-row>
        <table:table-row table:style-name="ro1">
          <table:table-cell/>
          <table:table-cell office:value-type="float" office:value="0.450331125828" calcext:value-type="float">
            <text:p>0.4503311258</text:p>
          </table:table-cell>
          <table:table-cell office:value-type="float" office:value="0.509933774834" calcext:value-type="float">
            <text:p>0.5099337748</text:p>
          </table:table-cell>
          <table:table-cell office:value-type="float" office:value="0.543046357616" calcext:value-type="float">
            <text:p>0.5430463576</text:p>
          </table:table-cell>
          <table:table-cell office:value-type="float" office:value="0.523178807947" calcext:value-type="float">
            <text:p>0.5231788079</text:p>
          </table:table-cell>
          <table:table-cell office:value-type="float" office:value="0.46357615894" calcext:value-type="float">
            <text:p>0.4635761589</text:p>
          </table:table-cell>
          <table:table-cell office:value-type="float" office:value="0.437086092715" calcext:value-type="float">
            <text:p>0.4370860927</text:p>
          </table:table-cell>
          <table:table-cell office:value-type="float" office:value="0.476821192053" calcext:value-type="float">
            <text:p>0.4768211921</text:p>
          </table:table-cell>
          <table:table-cell table:style-name="Default" office:value-type="float" office:value="0.470198675497" calcext:value-type="float">
            <text:p>0.4701986755</text:p>
          </table:table-cell>
          <table:table-cell/>
        </table:table-row>
        <table:table-row table:style-name="ro1" table:number-rows-repeated="4">
          <table:table-cell table:number-columns-repeated="8"/>
          <table:table-cell table:style-name="Default"/>
          <table:table-cell/>
        </table:table-row>
        <table:table-row table:style-name="ro1">
          <table:table-cell/>
          <table:table-cell table:formula="of:=AVERAGE([.B58:.B62])" office:value-type="float" office:value="0.5099337748344" calcext:value-type="float">
            <text:p>0.5099337748</text:p>
          </table:table-cell>
          <table:table-cell table:formula="of:=AVERAGE([.C58:.C62])" office:value-type="float" office:value="0.533774834437" calcext:value-type="float">
            <text:p>0.5337748344</text:p>
          </table:table-cell>
          <table:table-cell table:formula="of:=AVERAGE([.D58:.D62])" office:value-type="float" office:value="0.5536423841058" calcext:value-type="float">
            <text:p>0.5536423841</text:p>
          </table:table-cell>
          <table:table-cell table:formula="of:=AVERAGE([.E58:.E62])" office:value-type="float" office:value="0.507284768212" calcext:value-type="float">
            <text:p>0.5072847682</text:p>
          </table:table-cell>
          <table:table-cell table:formula="of:=AVERAGE([.F58:.F62])" office:value-type="float" office:value="0.4993377483444" calcext:value-type="float">
            <text:p>0.4993377483</text:p>
          </table:table-cell>
          <table:table-cell table:formula="of:=AVERAGE([.G58:.G62])" office:value-type="float" office:value="0.4728476821192" calcext:value-type="float">
            <text:p>0.4728476821</text:p>
          </table:table-cell>
          <table:table-cell table:formula="of:=AVERAGE([.H58:.H62])" office:value-type="float" office:value="0.4754966887418" calcext:value-type="float">
            <text:p>0.4754966887</text:p>
          </table:table-cell>
          <table:table-cell table:style-name="Default" table:formula="of:=AVERAGE([.I58:.I62])" office:value-type="float" office:value="0.491390728477" calcext:value-type="float">
            <text:p>0.4913907285</text:p>
          </table:table-cell>
          <table:table-cell/>
        </table:table-row>
        <table:table-row table:style-name="ro1">
          <table:table-cell/>
          <table:table-cell table:formula="of:=STDEV([.B58:.B62])" office:value-type="float" office:value="0.0515110900200026" calcext:value-type="float">
            <text:p>0.05151109</text:p>
          </table:table-cell>
          <table:table-cell table:formula="of:=STDEV([.C58:.C62])" office:value-type="float" office:value="0.0570844024888318" calcext:value-type="float">
            <text:p>0.0570844025</text:p>
          </table:table-cell>
          <table:table-cell table:formula="of:=STDEV([.D58:.D62])" office:value-type="float" office:value="0.0404461761181492" calcext:value-type="float">
            <text:p>0.0404461761</text:p>
          </table:table-cell>
          <table:table-cell table:formula="of:=STDEV([.E58:.E62])" office:value-type="float" office:value="0.0503485504868301" calcext:value-type="float">
            <text:p>0.0503485505</text:p>
          </table:table-cell>
          <table:table-cell table:formula="of:=STDEV([.F58:.F62])" office:value-type="float" office:value="0.0316220831427312" calcext:value-type="float">
            <text:p>0.0316220831</text:p>
          </table:table-cell>
          <table:table-cell table:formula="of:=STDEV([.G58:.G62])" office:value-type="float" office:value="0.0385018327252481" calcext:value-type="float">
            <text:p>0.0385018327</text:p>
          </table:table-cell>
          <table:table-cell table:formula="of:=STDEV([.H58:.H62])" office:value-type="float" office:value="0.0485299892995822" calcext:value-type="float">
            <text:p>0.0485299893</text:p>
          </table:table-cell>
          <table:table-cell table:style-name="Default" table:formula="of:=STDEV([.I58:.I62])" office:value-type="float" office:value="0.0462154869465423" calcext:value-type="float">
            <text:p>0.0462154869</text:p>
          </table:table-cell>
          <table:table-cell/>
        </table:table-row>
        <table:table-row table:style-name="ro1">
          <table:table-cell table:number-columns-repeated="8"/>
          <table:table-cell table:style-name="Default"/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 table:formula="of:=[.B57]" office:value-type="float" office:value="0" calcext:value-type="float">
            <text:p>0</text:p>
          </table:table-cell>
          <table:table-cell table:formula="of:=[.C57]" office:value-type="float" office:value="1" calcext:value-type="float">
            <text:p>1</text:p>
          </table:table-cell>
          <table:table-cell table:formula="of:=[.D57]" office:value-type="float" office:value="2" calcext:value-type="float">
            <text:p>2</text:p>
          </table:table-cell>
          <table:table-cell table:formula="of:=[.E57]" office:value-type="float" office:value="3" calcext:value-type="float">
            <text:p>3</text:p>
          </table:table-cell>
          <table:table-cell table:formula="of:=[.F57]" office:value-type="float" office:value="4" calcext:value-type="float">
            <text:p>4</text:p>
          </table:table-cell>
          <table:table-cell table:formula="of:=[.G57]" office:value-type="float" office:value="-3" calcext:value-type="float">
            <text:p>-3</text:p>
          </table:table-cell>
          <table:table-cell table:formula="of:=[.H57]" office:value-type="float" office:value="-2" calcext:value-type="float">
            <text:p>-2</text:p>
          </table:table-cell>
          <table:table-cell table:style-name="Default" table:formula="of:=[.I57]"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CONCATENATE(ROUND([.B67];3);&quot; ± &quot;;ROUND([.B68];3))" office:value-type="string" office:string-value="0.51 ± 0.052" calcext:value-type="string">
            <text:p>0.51 ± 0.052</text:p>
          </table:table-cell>
          <table:table-cell table:formula="of:=CONCATENATE(ROUND([.C67];3);&quot; ± &quot;;ROUND([.C68];3))" office:value-type="string" office:string-value="0.534 ± 0.057" calcext:value-type="string">
            <text:p>0.534 ± 0.057</text:p>
          </table:table-cell>
          <table:table-cell table:style-name="ce1" table:formula="of:=CONCATENATE(ROUND([.D67];3);&quot; ± &quot;;ROUND([.D68];3))" office:value-type="string" office:string-value="0.554 ± 0.04" calcext:value-type="string">
            <text:p>0.554 ± 0.04</text:p>
          </table:table-cell>
          <table:table-cell table:formula="of:=CONCATENATE(ROUND([.E67];3);&quot; ± &quot;;ROUND([.E68];3))" office:value-type="string" office:string-value="0.507 ± 0.05" calcext:value-type="string">
            <text:p>0.507 ± 0.05</text:p>
          </table:table-cell>
          <table:table-cell table:formula="of:=CONCATENATE(ROUND([.F67];3);&quot; ± &quot;;ROUND([.F68];3))" office:value-type="string" office:string-value="0.499 ± 0.032" calcext:value-type="string">
            <text:p>0.499 ± 0.032</text:p>
          </table:table-cell>
          <table:table-cell table:formula="of:=CONCATENATE(ROUND([.G67];3);&quot; ± &quot;;ROUND([.G68];3))" office:value-type="string" office:string-value="0.473 ± 0.039" calcext:value-type="string">
            <text:p>0.473 ± 0.039</text:p>
          </table:table-cell>
          <table:table-cell table:formula="of:=CONCATENATE(ROUND([.H67];3);&quot; ± &quot;;ROUND([.H68];3))" office:value-type="string" office:string-value="0.475 ± 0.049" calcext:value-type="string">
            <text:p>0.475 ± 0.049</text:p>
          </table:table-cell>
          <table:table-cell table:style-name="Default" table:formula="of:=CONCATENATE(ROUND([.I67];3);&quot; ± &quot;;ROUND([.I68];3))" office:value-type="string" office:string-value="0.491 ± 0.046" calcext:value-type="string">
            <text:p>0.491 ± 0.0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6:23:24.926287112</meta:creation-date>
    <dc:date>2018-11-26T17:52:57.430494127</dc:date>
    <meta:editing-duration>PT3M42S</meta:editing-duration>
    <meta:editing-cycles>3</meta:editing-cycles>
    <meta:generator>LibreOffice/5.1.6.2$Linux_X86_64 LibreOffice_project/10m0$Build-2</meta:generator>
    <meta:document-statistic meta:table-count="1" meta:cell-count="291" meta:object-count="0"/>
  </office:meta>
</office:document-meta>
</file>